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1db" officeooo:paragraph-rsid="000b81db"/>
    </style:style>
    <style:style style:name="P2" style:family="paragraph" style:parent-style-name="Standard">
      <style:text-properties officeooo:rsid="000b81db" officeooo:paragraph-rsid="000d1bb2"/>
    </style:style>
    <style:style style:name="P3" style:family="paragraph" style:parent-style-name="Standard">
      <style:text-properties officeooo:rsid="000b81db" officeooo:paragraph-rsid="000e85c6"/>
    </style:style>
    <style:style style:name="P4" style:family="paragraph" style:parent-style-name="Standard">
      <style:text-properties officeooo:rsid="000d1bb2" officeooo:paragraph-rsid="000d1bb2"/>
    </style:style>
    <style:style style:name="P5" style:family="paragraph" style:parent-style-name="Standard">
      <style:text-properties officeooo:rsid="000d1bb2" officeooo:paragraph-rsid="000e85c6"/>
    </style:style>
    <style:style style:name="P6" style:family="paragraph" style:parent-style-name="Standard">
      <style:text-properties officeooo:rsid="000d1bb2" officeooo:paragraph-rsid="000ef316"/>
    </style:style>
    <style:style style:name="P7" style:family="paragraph" style:parent-style-name="Standard">
      <style:text-properties officeooo:rsid="000e85c6" officeooo:paragraph-rsid="000e85c6"/>
    </style:style>
    <style:style style:name="P8" style:family="paragraph" style:parent-style-name="Standard">
      <style:text-properties officeooo:rsid="000ef316" officeooo:paragraph-rsid="000ef316"/>
    </style:style>
    <style:style style:name="T1" style:family="text">
      <style:text-properties officeooo:rsid="000d1bb2"/>
    </style:style>
    <style:style style:name="T2" style:family="text">
      <style:text-properties officeooo:rsid="000e85c6"/>
    </style:style>
    <style:style style:name="T3" style:family="text">
      <style:text-properties fo:font-style="italic" officeooo:rsid="000e85c6" style:font-style-asian="italic" style:font-style-complex="italic"/>
    </style:style>
    <style:style style:name="T4" style:family="text">
      <style:text-properties fo:font-style="normal" officeooo:rsid="000e85c6" style:font-style-asian="normal" style:font-style-complex="normal"/>
    </style:style>
    <style:style style:name="T5" style:family="text">
      <style:text-properties fo:font-style="normal" officeooo:rsid="000ef316" style:font-style-asian="normal" style:font-style-complex="normal"/>
    </style:style>
    <style:style style:name="T6" style:family="text">
      <style:text-properties officeooo:rsid="000ef3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. How to create a bundles of static files like css,js and images. And this static file should be minified when creating a bundle of it using webpack.</text:p>
      <text:p text:style-name="Standard"/>
      <text:p text:style-name="P1">Ans:</text:p>
      <text:p text:style-name="P1">1. install node (check: <text:s/>$node --version)</text:p>
      <text:p text:style-name="P1">2. install npm (check: <text:s text:c="2"/>$npm --version)</text:p>
      <text:p text:style-name="P1">3.create a folder and go inside the folder:</text:p>
      <text:p text:style-name="P1"><text:tab/>mkdir “new_folder”</text:p>
      <text:p text:style-name="P1"><text:tab/>cd “new_folder”</text:p>
      <text:p text:style-name="P1">4. install webpack and webpack cli packages:</text:p>
      <text:p text:style-name="P1"><text:tab/>npm install webpack-cli</text:p>
      <text:p text:style-name="P1"><text:tab/>this will download all required packages in node_modules folder.</text:p>
      <text:p text:style-name="P1">5. run webpack:</text:p>
      <text:p text:style-name="P1"><text:tab/>$npx webpack</text:p>
      <text:p text:style-name="P1"><text:tab/>it will look for index.js and then it will run.</text:p>
      <text:p text:style-name="P1">6.<text:span text:style-name="T1">for extra configuration we can create a config.js</text:span></text:p>
      <text:p text:style-name="P2"><text:tab/><text:span text:style-name="T1">module.export = {</text:span></text:p>
      <text:p text:style-name="P4"><text:tab/>entry:’.src/index.js’,</text:p>
      <text:p text:style-name="P4"><text:tab/>mode:’development’,</text:p>
      <text:p text:style-name="P4"><text:tab/>output:{</text:p>
      <text:p text:style-name="P4"><text:tab/><text:tab/>filename:’index.js’,</text:p>
      <text:p text:style-name="P4"><text:tab/><text:tab/>path:’&lt;path&gt;’,</text:p>
      <text:p text:style-name="P4"><text:tab/><text:tab/>},</text:p>
      <text:p text:style-name="P2"><text:span text:style-name="T1"><text:tab/>};</text:span></text:p>
      <text:p text:style-name="P4">7.Installing bootstrap :</text:p>
      <text:p text:style-name="P4"><text:tab/>$npm install bootstrap jquery popper.js</text:p>
      <text:p text:style-name="P4"/>
      <text:p text:style-name="P4">8. <text:span text:style-name="T2">for sass file and bootstrap we have to import it in index.js file .</text:span></text:p>
      <text:p text:style-name="P4"/>
      <text:p text:style-name="P4"/>
      <text:p text:style-name="P7">FOR INDIVIDUAL CSS FILE :</text:p>
      <text:p text:style-name="P7"/>
      <text:p text:style-name="P7">9. install CSS plugin:</text:p>
      <text:p text:style-name="P7"><text:tab/>npm install mini-css-extract-plugin</text:p>
      <text:p text:style-name="P7">NOW,change config.js</text:p>
      <text:p text:style-name="P7"/>
      <text:p text:style-name="P7"/>
      <text:p text:style-name="P8">const MiniCssExtractPlugin = require(‘mini-css-extract-plugin’);</text:p>
      <text:p text:style-name="P3"><text:span text:style-name="T1">module.export = {</text:span></text:p>
      <text:p text:style-name="P5"><text:tab/>entry:’.src/index.js’,</text:p>
      <text:p text:style-name="P5"><text:tab/>mode:’development’,</text:p>
      <text:p text:style-name="P5"><text:tab/>output:{</text:p>
      <text:p text:style-name="P5"><text:tab/><text:tab/>filename:’index.js’,</text:p>
      <text:p text:style-name="P5"><text:tab/><text:tab/>path:’&lt;path&gt;’,</text:p>
      <text:p text:style-name="P5"><text:tab/><text:tab/>},</text:p>
      <text:p text:style-name="P5"><text:tab/><text:span text:style-name="T2">module: {</text:span></text:p>
      <text:p text:style-name="P5"><text:tab/><text:tab/><text:span text:style-name="T2">rules: [</text:span></text:p>
      <text:p text:style-name="P5"><text:tab/><text:tab/><text:span text:style-name="T2">{</text:span></text:p>
      <text:p text:style-name="P5"><text:span text:style-name="T2"><text:tab/><text:tab/>test: </text:span><text:span text:style-name="T3">\./(scss)$</text:span><text:span text:style-name="T4">/,</text:span></text:p>
      <text:p text:style-name="P5"><text:span text:style-name="T4"><text:tab/><text:tab/>user:[</text:span></text:p>
      <text:p text:style-name="P5"><text:span text:style-name="T4"><text:tab/><text:tab/></text:span><text:span text:style-name="T5">MiniCssExtractPlugin.loader</text:span><text:span text:style-name="T4">,</text:span></text:p>
      <text:p text:style-name="P5"><text:span text:style-name="T4"><text:tab/><text:tab/>‘</text:span><text:span text:style-name="T5">css-loader</text:span><text:span text:style-name="T4">’,</text:span></text:p>
      <text:p text:style-name="P5"><text:soft-page-break/><text:span text:style-name="T4"><text:tab/><text:tab/>‘</text:span><text:span text:style-name="T5">sass-loader</text:span><text:span text:style-name="T4">’,</text:span></text:p>
      <text:p text:style-name="P5"><text:span text:style-name="T4"><text:tab/><text:tab/>]</text:span></text:p>
      <text:p text:style-name="P7"><text:span text:style-name="T4"><text:tab/><text:tab/><text:tab/><text:tab/>},</text:span></text:p>
      <text:p text:style-name="P5"><text:span text:style-name="T2"><text:tab/><text:tab/><text:tab/> <text:s text:c="4"/>]</text:span></text:p>
      <text:p text:style-name="P5"><text:span text:style-name="T2"><text:tab/><text:tab/><text:tab/>},</text:span></text:p>
      <text:p text:style-name="P5"><text:tab/><text:tab/><text:span text:style-name="T6">]</text:span></text:p>
      <text:p text:style-name="P6"><text:tab/><text:span text:style-name="T6">plugins: [</text:span></text:p>
      <text:p text:style-name="P8">new MiniCssExtractPlugin({</text:p>
      <text:p text:style-name="P8">filename: ‘../css/index.css’,</text:p>
      <text:p text:style-name="P8">}),</text:p>
      <text:p text:style-name="P6"><text:span text:style-name="T6">]</text:span></text:p>
      <text:p text:style-name="P3"><text:span text:style-name="T1"><text:tab/>};</text:span></text:p>
      <text:p text:style-name="P7"/>
      <text:p text:style-name="P1"><text:tab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4:04:05.892873435</meta:creation-date>
    <dc:date>2022-11-09T15:48:56.410127951</dc:date>
    <meta:editing-duration>PT8M8S</meta:editing-duration>
    <meta:editing-cycles>1</meta:editing-cycles>
    <meta:document-statistic meta:table-count="0" meta:image-count="0" meta:object-count="0" meta:page-count="2" meta:paragraph-count="57" meta:word-count="182" meta:character-count="1312" meta:non-whitespace-character-count="1120"/>
    <meta:generator>LibreOffice/7.3.6.2$Linux_X86_64 LibreOffice_project/30$Build-2</meta:generator>
  </office:meta>
</office:document-meta>
</file>